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2" style:family="graphic" style:parent-style-name="standard">
      <style:graphic-properties draw:fill-color="#3465a4" draw:opacity="28%" draw:textarea-horizontal-align="justify" draw:textarea-vertical-align="middle" draw:auto-grow-height="false" fo:min-height="1.25cm" fo:min-width="5.5cm"/>
    </style:style>
    <style:style style:name="gr3" style:family="graphic" style:parent-style-name="Objeto_20_sem_20_preenchimento_20_nem_20_linha">
      <style:graphic-properties draw:textarea-horizontal-align="center" draw:textarea-vertical-align="middle" draw:ole-draw-aspect="1" style:protect="size"/>
    </style:style>
    <style:style style:name="gr4" style:family="graphic" style:parent-style-name="standard">
      <style:graphic-properties draw:fill-color="#fff5ce" draw:opacity="85%" draw:textarea-horizontal-align="justify" draw:textarea-vertical-align="bottom" draw:auto-grow-height="false" fo:min-height="2.25cm" fo:min-width="6.499cm"/>
      <style:paragraph-properties style:writing-mode="lr-tb"/>
    </style:style>
    <style:style style:name="gr5" style:family="graphic" style:parent-style-name="objectwithoutfill">
      <style:graphic-properties draw:marker-end="Pontas_20_das_20_setas_20_5" draw:marker-end-width="0.3cm" draw:fill="none" draw:textarea-vertical-align="middle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2.75cm" fo:min-width="3.75cm"/>
    </style:style>
    <style:style style:name="gr7" style:family="graphic" style:parent-style-name="standard">
      <style:graphic-properties draw:fill-color="#fff5ce" draw:textarea-horizontal-align="justify" draw:textarea-vertical-align="middle" draw:auto-grow-height="false" fo:min-height="1.75cm" fo:min-width="5cm"/>
      <style:paragraph-properties style:writing-mode="lr-tb"/>
    </style:style>
    <style:style style:name="gr8" style:family="graphic" style:parent-style-name="objectwithoutfill">
      <style:graphic-properties draw:marker-end="Pontas_20_das_20_setas_20_7" draw:marker-end-width="0.3cm" draw:fill="none" draw:textarea-vertical-align="middle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2.25cm" fo:min-width="3.7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865cm"/>
      <style:paragraph-properties style:writing-mode="lr-tb"/>
    </style:style>
    <style:style style:name="gr11" style:family="graphic" style:parent-style-name="standard">
      <style:graphic-properties draw:fill="solid" draw:fill-color="#fff5ce" draw:textarea-horizontal-align="justify" draw:textarea-vertical-align="top" draw:auto-grow-height="false" fo:min-height="2.75cm" fo:min-width="4.25cm"/>
      <style:paragraph-properties style:writing-mode="lr-tb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2.5cm" fo:min-width="3.75cm"/>
      <style:paragraph-properties style:writing-mode="lr-tb"/>
    </style:style>
    <style:style style:name="gr13" style:family="graphic" style:parent-style-name="objectwithoutfill">
      <style:graphic-properties draw:marker-end="Pontas_20_das_20_setas_20_8" draw:marker-end-width="0.3cm" draw:fill="none" draw:textarea-vertical-align="middle"/>
    </style:style>
    <style:style style:name="gr14" style:family="graphic" style:parent-style-name="standard">
      <style:graphic-properties draw:fill="solid" draw:fill-color="#e6e905" draw:opacity="47%" draw:textarea-horizontal-align="justify" draw:textarea-vertical-align="middle" draw:auto-grow-height="false" fo:min-height="0.634cm" fo:min-width="0.384cm"/>
      <style:paragraph-properties style:writing-mode="lr-tb"/>
    </style:style>
    <style:style style:name="gr15" style:family="graphic" style:parent-style-name="standard">
      <style:graphic-properties draw:fill="solid" draw:fill-color="#780373" draw:opacity="47%" draw:textarea-horizontal-align="justify" draw:textarea-vertical-align="middle" draw:auto-grow-height="false" fo:min-height="0.634cm" fo:min-width="0.384cm"/>
      <style:paragraph-properties style:writing-mode="lr-tb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0.25cm" fo:min-width="0cm"/>
    </style:style>
    <style:style style:name="gr17" style:family="graphic" style:parent-style-name="objectwithoutfill">
      <style:graphic-properties draw:marker-end="Pontas_20_das_20_setas_20_13" draw:marker-end-width="0.3cm" draw:fill="none" draw:textarea-vertical-align="middle"/>
    </style:style>
    <style:style style:name="gr18" style:family="graphic" style:parent-style-name="objectwithoutfill">
      <style:graphic-properties draw:marker-end="Pontas_20_das_20_setas_20_14" draw:marker-end-width="0.3cm" draw:fill="none" draw:textarea-vertical-align="middle"/>
    </style:style>
    <style:style style:name="gr19" style:family="graphic" style:parent-style-name="standard">
      <style:graphic-properties draw:fill-color="#fff5ce" draw:textarea-horizontal-align="justify" draw:textarea-vertical-align="middle" draw:auto-grow-height="false" fo:min-height="3.25cm" fo:min-width="4.5cm"/>
      <style:paragraph-properties style:writing-mode="lr-tb"/>
    </style:style>
    <style:style style:name="gr20" style:family="graphic" style:parent-style-name="standard">
      <style:graphic-properties draw:fill="none" draw:textarea-horizontal-align="justify" draw:textarea-vertical-align="middle" draw:auto-grow-height="false" fo:min-height="3.25cm" fo:min-width="3.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22" style:family="graphic" style:parent-style-name="objectwithoutfill">
      <style:graphic-properties draw:marker-end="Pontas_20_das_20_setas_20_15" draw:marker-end-width="0.3cm" draw:fill="none" draw:textarea-vertical-align="middle"/>
    </style:style>
    <style:style style:name="gr23" style:family="graphic" style:parent-style-name="objectwithoutfill">
      <style:graphic-properties draw:marker-end="Pontas_20_das_20_setas_20_16" draw:marker-end-width="0.3cm" draw:fill="none" draw:textarea-vertical-align="middle"/>
    </style:style>
    <style:style style:name="gr24" style:family="graphic" style:parent-style-name="objectwithoutfill">
      <style:graphic-properties draw:marker-end="Pontas_20_das_20_setas_20_17" draw:marker-end-width="0.3cm" draw:fill="none" draw:textarea-vertical-align="middle"/>
    </style:style>
    <style:style style:name="gr25" style:family="graphic" style:parent-style-name="standard">
      <style:graphic-properties draw:fill-color="#fff5ce" draw:opacity="90%" draw:textarea-horizontal-align="justify" draw:textarea-vertical-align="middle" draw:auto-grow-height="false" fo:min-height="3.5cm" fo:min-width="5.5cm"/>
      <style:paragraph-properties style:writing-mode="lr-tb"/>
    </style:style>
    <style:style style:name="gr26" style:family="graphic" style:parent-style-name="standard">
      <style:graphic-properties draw:fill="none" draw:textarea-horizontal-align="justify" draw:textarea-vertical-align="middle" draw:auto-grow-height="false" fo:min-height="4.5cm" fo:min-width="4.75cm"/>
    </style:style>
    <style:style style:name="gr27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29" style:family="graphic" style:parent-style-name="objectwithoutfill">
      <style:graphic-properties draw:marker-end="Pontas_20_das_20_setas_20_18" draw:marker-end-width="0.3cm" draw:fill="none" draw:textarea-vertical-align="middle"/>
    </style:style>
    <style:style style:name="gr30" style:family="graphic" style:parent-style-name="objectwithoutfill">
      <style:graphic-properties draw:marker-end="Pontas_20_das_20_setas_20_20" draw:marker-end-width="0.3cm" draw:fill="none" draw:textarea-vertical-align="middle"/>
    </style:style>
    <style:style style:name="gr31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2" style:family="graphic" style:parent-style-name="standard">
      <style:graphic-properties draw:fill-color="#3faf46" draw:opacity="20%" draw:textarea-horizontal-align="justify" draw:textarea-vertical-align="middle" draw:auto-grow-height="false" fo:min-height="3.25cm" fo:min-width="4.75cm"/>
      <style:paragraph-properties style:writing-mode="lr-tb"/>
    </style:style>
    <style:style style:name="gr33" style:family="graphic" style:parent-style-name="objectwithoutfill">
      <style:graphic-properties draw:marker-end="Pontas_20_das_20_setas_20_21" draw:marker-end-width="0.3cm" draw:fill="none" draw:textarea-vertical-align="middle"/>
    </style:style>
    <style:style style:name="co1" style:family="table-column">
      <style:table-column-properties style:column-width="3.843cm" style:use-optimal-column-width="false"/>
    </style:style>
    <style:style style:name="ro1" style:family="table-row">
      <style:table-row-properties style:row-height="0.972cm" style:use-optimal-row-height="false"/>
    </style:style>
    <style:style style:name="ce1" style:family="table-cell">
      <loext:graphic-properties draw:textarea-vertical-align="middle"/>
      <style:paragraph-properties fo:margin-left="0cm" fo:margin-right="0cm" fo:text-indent="0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3465a4" draw:opacity="28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5ce" draw:opacity="85%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5ce"/>
      <style:paragraph-properties fo:text-align="center"/>
    </style:style>
    <style:style style:name="P7" style:family="paragraph">
      <loext:graphic-properties draw:fill="solid" draw:fill-color="#fff5ce"/>
      <style:paragraph-properties fo:text-align="center"/>
    </style:style>
    <style:style style:name="P8" style:family="paragraph">
      <style:paragraph-properties fo:margin-left="0cm" fo:margin-right="0cm" fo:text-indent="0cm"/>
    </style:style>
    <style:style style:name="P9" style:family="paragraph">
      <loext:graphic-properties draw:fill="solid" draw:fill-color="#e6e905" draw:opacity="47%"/>
      <style:paragraph-properties fo:text-align="center"/>
    </style:style>
    <style:style style:name="P10" style:family="paragraph">
      <loext:graphic-properties draw:fill="solid" draw:fill-color="#780373" draw:opacity="47%"/>
      <style:paragraph-properties fo:text-align="center"/>
    </style:style>
    <style:style style:name="P11" style:family="paragraph">
      <loext:graphic-properties draw:fill-color="#fff5ce" draw:opacity="90%"/>
      <style:paragraph-properties fo:text-align="center"/>
    </style:style>
    <style:style style:name="P12" style:family="paragraph">
      <loext:graphic-properties draw:fill-color="#3faf46" draw:opacity="20%"/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color="#ff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16.25cm" svg:height="1.5cm" svg:x="2.75cm" svg:y="1.75cm">
          <draw:text-box>
            <text:p><text:span text:style-name="T1">Método para calcular raiz quadrada rapidamente:</text:span></text:p>
          </draw:text-box>
        </draw:frame>
        <draw:custom-shape draw:style-name="gr2" draw:text-style-name="P2" xml:id="id1" draw:id="id1" draw:layer="layout" svg:width="6cm" svg:height="1.5cm" svg:x="1.25cm" svg:y="3.7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393cm" svg:height="0.84cm" svg:x="2cm" svg:y="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4" draw:text-style-name="P4" xml:id="id2" draw:id="id2" draw:layer="layout" svg:width="6.999cm" svg:height="2.5cm" draw:transform="skewX (0.00401425727958696) translate (9.261cm 3.75cm)">
          <text:p text:style-name="P3"><text:span text:style-name="T2">Separar os algarismos em pares para estimar a </text:span><text:span text:style-name="T3">quantidade</text:span><text:span text:style-name="T2"> de algarismos na raiz</text:span><text:line-break/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4.25cm" svg:y1="5.25cm" svg:x2="12.76cm" svg:y2="3.75cm" draw:start-shape="id1" draw:start-glue-point="2" draw:end-shape="id2" draw:end-glue-point="0" svg:d="M4250 5250v501h4000v-2502h4510v501" svg:viewBox="0 0 8511 2503">
          <text:p/>
        </draw:connector>
        <draw:frame draw:style-name="gr3" draw:text-style-name="P3" draw:layer="layout" svg:width="1.973cm" svg:height="0.47cm" svg:x="11.75cm" svg:y="6.7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" draw:text-style-name="P1" draw:layer="layout" svg:width="4cm" svg:height="1.675cm" svg:x="11cm" svg:y="7.5cm">
          <draw:text-box>
            <text:p><text:span text:style-name="T4">Haverá 3 algarismos na raiz pois há três pares de algarismos.</text:span><text:span text:style-name="T4"><text:line-break/></text:span><text:span text:style-name="T4"> <text:s text:c="8"/>__ <text:s text:c="2"/>__ <text:s text:c="2"/>__</text:span></text:p>
          </draw:text-box>
        </draw:frame>
        <draw:custom-shape draw:style-name="gr6" draw:text-style-name="P5" xml:id="id3" draw:id="id3" draw:layer="layout" svg:width="4.25cm" svg:height="3cm" svg:x="10.75cm" svg:y="6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xml:id="id4" draw:id="id4" draw:layer="layout" svg:width="5.5cm" svg:height="2cm" svg:x="1.75cm" svg:y="10.5cm">
          <text:p text:style-name="P3"><text:span text:style-name="T5">Separar o número em duas seções, começando da direita para a esquerda e separando depois de dois algarismos.</text:span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svg:x1="12.875cm" svg:y1="9.5cm" svg:x2="4.5cm" svg:y2="10.5cm" draw:start-shape="id3" draw:start-glue-point="2" draw:end-shape="id4" draw:end-glue-point="0" svg:d="M12875 9500v501h-3875v-2h-4500v501" svg:viewBox="0 0 8376 1001">
          <text:p/>
        </draw:connector>
        <draw:custom-shape draw:style-name="gr9" draw:text-style-name="P5" xml:id="id5" draw:id="id5" draw:layer="layout" svg:width="4.25cm" svg:height="2.5cm" svg:x="2.25cm" svg:y="12.75cm">
          <text:p text:style-name="P3"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048cm" svg:height="0.47cm" svg:x="3.5cm" svg:y="13.2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0" draw:text-style-name="P1" draw:layer="layout" svg:width="2.75cm" svg:height="1.115cm" svg:x="3.25cm" svg:y="14cm">
          <draw:text-box>
            <text:p><text:span text:style-name="T3">__ <text:s text:c="2"/>__ <text:s text:c="2"/>__</text:span></text:p>
          </draw:text-box>
        </draw:frame>
        <draw:custom-shape draw:style-name="gr11" draw:text-style-name="P7" xml:id="id6" draw:id="id6" draw:layer="layout" svg:width="4.75cm" svg:height="3cm" svg:x="9cm" svg:y="11.25cm">
          <text:p text:style-name="P3"><text:span text:style-name="T6">Estimar as opções para o algarismo da casa das unidades olhando o valor do algarismo da casa das unidades e comparando com as possíveis soluções na tabela ao lado</text:span></text:p>
          <text:p text:style-name="P3"/>
          <draw:enhanced-geometry svg:viewBox="0 0 21600 21600" draw:type="rectangle" draw:enhanced-path="M 0 0 L 21600 0 21600 21600 0 21600 0 0 Z N"/>
        </draw:custom-shape>
        <draw:frame draw:style-name="standard" draw:layer="layout" svg:width="3.842cm" svg:height="9.719cm" svg:x="15.856cm" svg:y="6.464cm">
          <table:table table:template-name="sun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8"><text:span text:style-name="T5">Unidade * unidade</text:span></text:p>
              </table:table-cell>
            </table:table-row>
            <table:table-row table:style-name="ro1">
              <table:table-cell table:style-name="ce1">
                <text:p text:style-name="P8">1² = 1</text:p>
              </table:table-cell>
            </table:table-row>
            <table:table-row table:style-name="ro1">
              <table:table-cell table:style-name="ce1">
                <text:p text:style-name="P8">2² = 4</text:p>
              </table:table-cell>
            </table:table-row>
            <table:table-row table:style-name="ro1">
              <table:table-cell table:style-name="ce1">
                <text:p text:style-name="P8">3² = 9</text:p>
              </table:table-cell>
            </table:table-row>
            <table:table-row table:style-name="ro1">
              <table:table-cell table:style-name="ce1">
                <text:p text:style-name="P8">4² = 16</text:p>
              </table:table-cell>
            </table:table-row>
            <table:table-row table:style-name="ro1">
              <table:table-cell table:style-name="ce1">
                <text:p text:style-name="P8">5² = 25</text:p>
              </table:table-cell>
            </table:table-row>
            <table:table-row table:style-name="ro1">
              <table:table-cell table:style-name="ce1">
                <text:p text:style-name="P8">6² = 36</text:p>
              </table:table-cell>
            </table:table-row>
            <table:table-row table:style-name="ro1">
              <table:table-cell table:style-name="ce1">
                <text:p text:style-name="P8">7² = 49</text:p>
              </table:table-cell>
            </table:table-row>
            <table:table-row table:style-name="ro1">
              <table:table-cell table:style-name="ce1">
                <text:p text:style-name="P8">8² = 64</text:p>
              </table:table-cell>
            </table:table-row>
            <table:table-row table:style-name="ro1">
              <table:table-cell table:style-name="ce1">
                <text:p>9² = 81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2" draw:text-style-name="P5" xml:id="id13" draw:id="id13" draw:layer="layout" svg:width="4.25cm" svg:height="2.75cm" svg:x="9.25cm" svg:y="14.5cm">
          <text:p text:style-name="P3">2611 2<text:span text:style-name="T7">1</text:span><text:span text:style-name="T7"><text:line-break/></text:span><text:line-break/>__ <text:s/>__ <text:s/>__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svg:x1="4.375cm" svg:y1="15.25cm" svg:x2="11.375cm" svg:y2="11.25cm" draw:start-shape="id5" draw:start-glue-point="2" draw:end-shape="id6" draw:end-glue-point="0" svg:d="M4375 15250v501h3375v-5002h3625v501" svg:viewBox="0 0 7001 5003">
          <text:p/>
        </draw:connector>
        <draw:custom-shape draw:style-name="gr14" draw:text-style-name="P9" xml:id="id8" draw:id="id8" draw:layer="layout" svg:width="1.25cm" svg:height="1.25cm" svg:x="15cm" svg:y="18.75cm">
          <text:p text:style-name="P3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xml:id="id9" draw:id="id9" draw:layer="layout" svg:width="1.25cm" svg:height="1.25cm" svg:x="15cm" svg:y="17cm">
          <text:p text:style-name="P3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xml:id="id7" draw:id="id7" draw:layer="layout" svg:width="0.5cm" svg:height="0.5cm" svg:x="12.25cm" svg:y="16.25cm">
          <text:p/>
          <draw:enhanced-geometry svg:viewBox="0 0 21600 21600" draw:mirror-horizontal="true" draw:type="rectangle" draw:enhanced-path="M 0 0 L 21600 0 21600 21600 0 21600 0 0 Z N"/>
        </draw:custom-shape>
        <draw:connector draw:style-name="gr17" draw:text-style-name="P5" draw:layer="layout" svg:x1="12.75cm" svg:y1="16.5cm" svg:x2="15cm" svg:y2="19.375cm" draw:start-shape="id7" draw:start-glue-point="1" draw:end-shape="id8" svg:d="M12750 16500h1125v2875h1125" svg:viewBox="0 0 2251 2876">
          <text:p/>
        </draw:connector>
        <draw:connector draw:style-name="gr18" draw:text-style-name="P5" draw:layer="layout" svg:x1="12.75cm" svg:y1="16.5cm" svg:x2="15cm" svg:y2="17.625cm" draw:start-shape="id7" draw:start-glue-point="1" draw:end-shape="id9" draw:end-glue-point="3" svg:d="M12750 16500h1125v1125h1125" svg:viewBox="0 0 2251 1126">
          <text:p/>
        </draw:connector>
        <draw:custom-shape draw:style-name="gr19" draw:text-style-name="P6" xml:id="id14" draw:id="id14" draw:layer="layout" svg:width="5cm" svg:height="3.5cm" svg:x="1.5cm" svg:y="17.5cm">
          <text:p text:style-name="P3"><text:span text:style-name="T3">O conjunto de números a esquerda será a raiz do menor ou igual quadrado perfeito próximo a 2611.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xml:id="id15" draw:id="id15" draw:layer="layout" svg:width="4cm" svg:height="3.5cm" svg:x="1.75cm" svg:y="21.25cm">
          <text:p text:style-name="P3"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124cm" svg:height="0.508cm" svg:x="2.126cm" svg:y="21.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" draw:text-style-name="P3" draw:layer="layout" svg:width="2.515cm" svg:height="0.508cm" svg:x="2.5cm" svg:y="2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1" draw:text-style-name="P1" draw:layer="layout" svg:width="3.25cm" svg:height="1.673cm" svg:x="2.25cm" svg:y="23cm">
          <draw:text-box>
            <text:p>51 __</text:p>
          </draw:text-box>
        </draw:frame>
        <draw:custom-shape draw:style-name="gr14" draw:text-style-name="P9" xml:id="id12" draw:id="id12" draw:layer="layout" svg:width="1.25cm" svg:height="1.25cm" svg:x="1.75cm" svg:y="26.75cm">
          <text:p text:style-name="P3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xml:id="id11" draw:id="id11" draw:layer="layout" svg:width="1.25cm" svg:height="1.25cm" svg:x="1.75cm" svg:y="25.25cm">
          <text:p text:style-name="P3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xml:id="id10" draw:id="id10" draw:layer="layout" svg:width="0.5cm" svg:height="0.5cm" svg:x="3.5cm" svg:y="23.25cm">
          <text:p/>
          <draw:enhanced-geometry svg:viewBox="0 0 21600 21600" draw:type="rectangle" draw:enhanced-path="M 0 0 L 21600 0 21600 21600 0 21600 0 0 Z N"/>
        </draw:custom-shape>
        <draw:connector draw:style-name="gr22" draw:text-style-name="P5" draw:layer="layout" svg:x1="4cm" svg:y1="23.5cm" svg:x2="3cm" svg:y2="25.875cm" draw:start-shape="id10" draw:start-glue-point="1" draw:end-shape="id11" svg:d="M4000 23500h501v2375h-1501" svg:viewBox="0 0 1502 2376">
          <text:p/>
        </draw:connector>
        <draw:connector draw:style-name="gr23" draw:text-style-name="P5" draw:layer="layout" svg:x1="4cm" svg:y1="23.5cm" svg:x2="3cm" svg:y2="27.375cm" draw:start-shape="id10" draw:start-glue-point="1" draw:end-shape="id12" svg:d="M4000 23500h501v3875h-1501" svg:viewBox="0 0 1502 3876">
          <text:p/>
        </draw:connector>
        <draw:connector draw:style-name="gr24" draw:text-style-name="P5" draw:layer="layout" svg:x1="11.375cm" svg:y1="17.25cm" svg:x2="4cm" svg:y2="17.5cm" draw:start-shape="id13" draw:start-glue-point="2" draw:end-shape="id14" draw:end-glue-point="0" svg:d="M11375 17250v501h-3500v-752h-3875v501" svg:viewBox="0 0 7376 753">
          <text:p/>
        </draw:connector>
        <draw:custom-shape draw:style-name="gr25" draw:text-style-name="P11" xml:id="id16" draw:id="id16" draw:layer="layout" svg:width="6cm" svg:height="3.75cm" svg:x="7.25cm" svg:y="19.25cm">
          <text:p text:style-name="P3"><text:span text:style-name="T5">Entre 9 e 1, a alternativa correta será determinada ao multiplicar 51 pelo seu sucessor.</text:span><text:span text:style-name="T5"><text:line-break/></text:span><text:span text:style-name="T5">se o resulta <text:s/>multiplicação passar de 2611, então a correta será o menor deles, caso não passe, será o maior valor dentre as alternativas.</text:span></text:p>
          <draw:enhanced-geometry svg:viewBox="0 0 21600 21600" draw:type="rectangle" draw:enhanced-path="M 0 0 L 21600 0 21600 21600 0 21600 0 0 Z N"/>
        </draw:custom-shape>
        <draw:custom-shape draw:style-name="gr26" draw:text-style-name="P5" xml:id="id18" draw:id="id18" draw:layer="layout" svg:width="5.25cm" svg:height="4.75cm" svg:x="7.5cm" svg:y="23.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983cm" svg:height="0.47cm" svg:x="8.517cm" svg:y="23.7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3" draw:layer="layout" svg:width="2.599cm" svg:height="0.47cm" svg:x="8.651cm" svg:y="24.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3" draw:text-style-name="P3" draw:layer="layout" svg:width="1.999cm" svg:height="0.999cm" svg:x="11.348cm" svg:y="20.04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7" draw:text-style-name="P1" draw:layer="layout" svg:width="3.75cm" svg:height="0.75cm" svg:x="8.25cm" svg:y="25.25cm">
          <draw:text-box>
            <text:p><text:span text:style-name="T2">Passou de 2611!</text:span></text:p>
          </draw:text-box>
        </draw:frame>
        <draw:frame draw:style-name="gr28" draw:text-style-name="P1" draw:layer="layout" svg:width="4.25cm" svg:height="1.484cm" svg:x="7.971cm" svg:y="25.764cm">
          <draw:text-box>
            <text:p><text:span text:style-name="T5">A solução correta é o menor dos valores, ou seja 1.</text:span></text:p>
          </draw:text-box>
        </draw:frame>
        <draw:frame draw:style-name="gr27" draw:text-style-name="P1" draw:layer="layout" svg:width="3.75cm" svg:height="0.962cm" svg:x="8.25cm" svg:y="27.25cm">
          <draw:text-box>
            <text:p><text:s text:c="4"/>51<text:span text:style-name="T7">1</text:span></text:p>
          </draw:text-box>
        </draw:frame>
        <draw:custom-shape draw:style-name="gr14" draw:text-style-name="P9" xml:id="id17" draw:id="id17" draw:layer="layout" svg:width="1.25cm" svg:height="1.25cm" svg:x="13.5cm" svg:y="27.25cm">
          <text:p text:style-name="P3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1.25cm" svg:height="1.25cm" svg:x="13.5cm" svg:y="25.75cm">
          <text:p text:style-name="P3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5" draw:layer="layout" svg:x1="5.75cm" svg:y1="23cm" svg:x2="7.25cm" svg:y2="21.125cm" draw:start-shape="id15" draw:start-glue-point="1" draw:end-shape="id16" draw:end-glue-point="3" svg:d="M5750 23000h750v-1875h750" svg:viewBox="0 0 1501 1876">
          <text:p/>
        </draw:connector>
        <draw:connector draw:style-name="gr30" draw:text-style-name="P5" draw:layer="layout" svg:x1="10.5cm" svg:y1="27.25cm" svg:x2="13.5cm" svg:y2="27.875cm" draw:end-shape="id17" draw:end-glue-point="6" svg:d="M10500 27250h1250v625h1750" svg:viewBox="0 0 3001 626">
          <text:p/>
        </draw:connector>
        <draw:line draw:style-name="gr31" draw:text-style-name="P5" draw:layer="layout" svg:x1="13.5cm" svg:y1="25.75cm" svg:x2="14.75cm" svg:y2="27cm">
          <text:p/>
        </draw:line>
        <draw:line draw:style-name="gr31" draw:text-style-name="P5" draw:layer="layout" svg:x1="13.5cm" svg:y1="27cm" svg:x2="14.75cm" svg:y2="25.75cm">
          <text:p/>
        </draw:line>
        <draw:custom-shape draw:style-name="gr32" draw:text-style-name="P12" xml:id="id19" draw:id="id19" draw:layer="layout" svg:width="5.25cm" svg:height="3.5cm" svg:x="14.5cm" svg:y="21.25cm">
          <text:p text:style-name="P3">Sucesso !<text:line-break/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101cm" svg:height="0.672cm" svg:x="15.149cm" svg:y="23.2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connector draw:style-name="gr33" draw:text-style-name="P5" draw:layer="layout" svg:x1="12.75cm" svg:y1="25.875cm" svg:x2="14.5cm" svg:y2="23cm" draw:start-shape="id18" draw:start-glue-point="1" draw:end-shape="id19" draw:end-glue-point="3" svg:d="M12750 25875h875v-2875h875" svg:viewBox="0 0 1751 2876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s_20_das_20_setas_20_13" draw:display-name="Pontas das setas 13" svg:viewBox="0 0 20 20" svg:d="M0 20l10-20 10 20z"/>
    <draw:marker draw:name="Pontas_20_das_20_setas_20_14" draw:display-name="Pontas das setas 14" svg:viewBox="0 0 20 20" svg:d="M0 20l10-20 10 20z"/>
    <draw:marker draw:name="Pontas_20_das_20_setas_20_15" draw:display-name="Pontas das setas 15" svg:viewBox="0 0 20 20" svg:d="M0 20l10-20 10 20z"/>
    <draw:marker draw:name="Pontas_20_das_20_setas_20_16" draw:display-name="Pontas das setas 16" svg:viewBox="0 0 20 20" svg:d="M0 20l10-20 10 20z"/>
    <draw:marker draw:name="Pontas_20_das_20_setas_20_17" draw:display-name="Pontas das setas 17" svg:viewBox="0 0 20 20" svg:d="M0 20l10-20 10 20z"/>
    <draw:marker draw:name="Pontas_20_das_20_setas_20_18" draw:display-name="Pontas das setas 18" svg:viewBox="0 0 20 20" svg:d="M0 20l10-20 10 20z"/>
    <draw:marker draw:name="Pontas_20_das_20_setas_20_19" draw:display-name="Pontas das setas 19" svg:viewBox="0 0 20 20" svg:d="M0 20l10-20 10 20z"/>
    <draw:marker draw:name="Pontas_20_das_20_setas_20_20" draw:display-name="Pontas das setas 20" svg:viewBox="0 0 20 20" svg:d="M0 20l10-20 10 20z"/>
    <draw:marker draw:name="Pontas_20_das_20_setas_20_21" draw:display-name="Pontas das setas 21" svg:viewBox="0 0 20 20" svg:d="M0 20l10-20 10 20z"/>
    <draw:marker draw:name="Pontas_20_das_20_setas_20_5" draw:display-name="Pontas das setas 5" svg:viewBox="0 0 20 20" svg:d="M0 20l10-20 10 20z"/>
    <draw:marker draw:name="Pontas_20_das_20_setas_20_7" draw:display-name="Pontas das setas 7" svg:viewBox="0 0 20 20" svg:d="M0 20l10-20 10 20z"/>
    <draw:marker draw:name="Pontas_20_das_20_setas_20_8" draw:display-name="Pontas das seta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10T13:00:03.998000000</meta:creation-date>
    <dc:date>2022-04-10T16:26:55.956000000</dc:date>
    <meta:editing-duration>PT16M52S</meta:editing-duration>
    <meta:editing-cycles>1</meta:editing-cycles>
    <meta:document-statistic meta:object-count="50"/>
    <meta:generator>LibreOffice/7.2.1.2$Windows_x86 LibreOffice_project/87b77fad49947c1441b67c559c339af8f3517e22</meta:generator>
  </office:meta>
</office:document-meta>
</file>

<file path=Object 1/content.xml><?xml version="1.0" encoding="utf-8"?>
<math xmlns="http://www.w3.org/1998/Math/MathML" display="block">
  <semantics>
    <mrow>
      <msqrt>
        <mn>261121</mn>
      </msqrt>
      <mrow>
        <mspace width="2em"/>
        <mo stretchy="false">=</mo>
        <mspace width="2em"/>
      </mrow>
      <mi>?</mi>
    </mrow>
    <annotation encoding="StarMath 5.0">sqrt{261121}~=~ ?</annotation>
  </semantics>
</math>
</file>

<file path=Object 2/content.xml><?xml version="1.0" encoding="utf-8"?>
<math xmlns="http://www.w3.org/1998/Math/MathML" display="block">
  <semantics>
    <mrow>
      <mn>26</mn>
      <mspace width="2em"/>
      <mn>11</mn>
      <mspace width="2em"/>
      <mn>21</mn>
    </mrow>
    <annotation encoding="StarMath 5.0">26~11~21</annotation>
  </semantics>
</math>
</file>

<file path=Object 3/content.xml><?xml version="1.0" encoding="utf-8"?>
<math xmlns="http://www.w3.org/1998/Math/MathML" display="block">
  <semantics>
    <mrow>
      <mn>2611</mn>
      <mspace width="6em"/>
      <mn>21</mn>
    </mrow>
    <annotation encoding="StarMath 5.0">2611~~~21</annotation>
  </semantics>
</math>
</file>

<file path=Object 4/content.xml><?xml version="1.0" encoding="utf-8"?>
<math xmlns="http://www.w3.org/1998/Math/MathML" display="block">
  <semantics>
    <mrow>
      <msqrt>
        <mn>2601</mn>
      </msqrt>
      <mrow>
        <mspace width="2em"/>
        <mo stretchy="false">&lt;</mo>
        <mspace width="2em"/>
      </mrow>
      <msqrt>
        <mn>2611</mn>
      </msqrt>
    </mrow>
    <annotation encoding="StarMath 5.0">sqrt{2601}~&lt;~sqrt{ 2611 }</annotation>
  </semantics>
</math>
</file>

<file path=Object 5/content.xml><?xml version="1.0" encoding="utf-8"?>
<math xmlns="http://www.w3.org/1998/Math/MathML" display="block">
  <semantics>
    <mrow>
      <msqrt>
        <mn>2601</mn>
      </msqrt>
      <mrow>
        <mspace width="2em"/>
        <mo stretchy="false">=</mo>
        <mspace width="2em"/>
      </mrow>
      <mn>51</mn>
    </mrow>
    <annotation encoding="StarMath 5.0">sqrt{ 2601} ~=~51</annotation>
  </semantics>
</math>
</file>

<file path=Object 6/content.xml><?xml version="1.0" encoding="utf-8"?>
<math xmlns="http://www.w3.org/1998/Math/MathML" display="block">
  <semantics>
    <mrow>
      <mn>51</mn>
      <mrow>
        <mspace width="0.5em"/>
        <mo stretchy="false">⋅</mo>
        <mspace width="0.5em"/>
      </mrow>
      <mn>52</mn>
      <mrow>
        <mspace width="2em"/>
        <mo stretchy="false">=</mo>
        <mspace width="2em"/>
      </mrow>
      <mn>2652</mn>
    </mrow>
    <annotation encoding="StarMath 5.0">51`cdot`52~=~2652</annotation>
  </semantics>
</math>
</file>

<file path=Object 7/content.xml><?xml version="1.0" encoding="utf-8"?>
<math xmlns="http://www.w3.org/1998/Math/MathML" display="block">
  <semantics>
    <mrow>
      <mn>2611</mn>
      <mrow>
        <mspace width="2em"/>
        <mo stretchy="false">&lt;</mo>
        <mspace width="2em"/>
      </mrow>
      <mn>2652</mn>
    </mrow>
    <annotation encoding="StarMath 5.0">2611 ~&lt;~ 2652</annotation>
  </semantics>
</math>
</file>

<file path=Object 8/content.xml><?xml version="1.0" encoding="utf-8"?>
<math xmlns="http://www.w3.org/1998/Math/MathML" display="block"/>
</file>

<file path=Object 9/content.xml><?xml version="1.0" encoding="utf-8"?>
<math xmlns="http://www.w3.org/1998/Math/MathML" display="block">
  <semantics>
    <mrow>
      <msqrt>
        <mn>261121</mn>
      </msqrt>
      <mrow>
        <mspace width="2em"/>
        <mo stretchy="false">=</mo>
        <mspace width="2em"/>
      </mrow>
      <mn>511</mn>
    </mrow>
    <annotation encoding="StarMath 5.0">sqrt{ 261121 } ~=~511</annotation>
  </semantics>
</math>
</file>